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55600000300BB0EE136FA0CFB6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libri" svg:font-family="Calibri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width="0cm" draw:fill="solid" draw:fill-color="#c4e0b2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0.13cm" style:use-optimal-column-width="false"/>
    </style:style>
    <style:style style:name="ro1" style:family="table-row">
      <style:table-row-properties style:row-height="0.922cm"/>
    </style:style>
    <style:style style:name="ro2" style:family="table-row">
      <style:table-row-properties style:row-height="1.114cm"/>
    </style:style>
    <style:style style:name="ro3" style:family="table-row">
      <style:table-row-properties style:row-height="1.653cm"/>
    </style:style>
    <style:style style:name="ro4" style:family="table-row">
      <style:table-row-properties style:row-height="1.111cm"/>
    </style:style>
    <style:style style:name="ce1" style:family="table-cell">
      <loext:graphic-properties draw:fill="solid" draw:fill-color="#bbd6ee" draw:textarea-vertical-align="middle" fo:padding-top="0.099cm" fo:padding-bottom="0.099cm" fo:padding-left="0.198cm" fo:padding-right="0.198cm"/>
      <style:paragraph-properties fo:border="0.37pt solid #000000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.1999998092651pt" style:font-size-asian="14pt" style:font-size-complex="14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.1999998092651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4" style:family="paragraph">
      <loext:graphic-properties draw:fill="solid" draw:fill-color="#c4e0b2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9.8999996185303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262626" style:text-line-through-style="none" style:text-line-through-type="none" style:text-position="0% 100%" style:font-name="Calibri" fo:font-size="54pt" fo:letter-spacing="normal" fo:font-style="normal" style:text-underline-style="none" fo:font-weight="bold" style:font-name-asian="Calibri" style:font-size-asian="54pt" style:font-style-asian="normal" style:font-weight-asian="bold" style:font-name-complex="Calibri" style:font-size-complex="5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7030a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office:forms form:automatic-focus="false" form:apply-design-mode="false"/>
        <draw:frame draw:name="Google Shape;231;p17" presentation:style-name="pr1" draw:text-style-name="P2" draw:layer="layout" svg:width="6.299cm" svg:height="1.117cm" svg:x="19.774cm" svg:y="19.46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32;p17" draw:style-name="gr1" draw:text-style-name="P4" draw:layer="layout" svg:width="26.873cm" svg:height="3.303cm" svg:x="0.563cm" svg:y="4.2cm">
          <text:p text:style-name="P3"><text:span text:style-name="T2">Members of the Witan, I urge you most strongly to choose ________________ as the next King of England. He is the only sensible choice and I will explain why. Firstly… Secondly… Furthermore… Finally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17" draw:style-name="gr2" draw:text-style-name="P6" draw:layer="layout" svg:width="16.689cm" svg:height="2.541cm" svg:x="4.311cm" svg:y="0.859cm">
          <text:p text:style-name="P5"><text:span text:style-name="T3">Persuasive Wri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17" draw:style-name="Default_5f_1" draw:layer="layout" svg:width="20.129cm" svg:height="11.099cm" svg:x="4.4cm" svg:y="7.8cm">
          <table:table>
            <table:table-column table:style-name="co1"/>
            <table:table-row table:style-name="ro1">
              <table:table-cell table:style-name="ce1">
                <text:p text:style-name="P7"><text:span text:style-name="T4">Suggested techniques:</text:span></text:p>
              </table:table-cell>
            </table:table-row>
            <table:table-row table:style-name="ro2">
              <table:table-cell table:style-name="ce1">
                <text:p text:style-name="P7"><text:span text:style-name="T4">Flattery</text:span><text:span text:style-name="T5"> - complimenting your audience. </text:span></text:p>
              </table:table-cell>
            </table:table-row>
            <table:table-row table:style-name="ro2">
              <table:table-cell table:style-name="ce1">
                <text:p text:style-name="P7"><text:span text:style-name="T4">Opinion</text:span><text:span text:style-name="T5"> - a personal viewpoint often presented as if fact. </text:span></text:p>
              </table:table-cell>
            </table:table-row>
            <table:table-row table:style-name="ro1">
              <table:table-cell table:style-name="ce1">
                <text:p text:style-name="P7"><text:span text:style-name="T4">Hyperbole</text:span><text:span text:style-name="T5"> - exaggerated language used for effect. </text:span></text:p>
              </table:table-cell>
            </table:table-row>
            <table:table-row table:style-name="ro2">
              <table:table-cell table:style-name="ce1">
                <text:p text:style-name="P7"><text:span text:style-name="T4">Personal pronouns</text:span><text:span text:style-name="T5"> - ‘I’, ‘you’ and ‘we’. </text:span></text:p>
              </table:table-cell>
            </table:table-row>
            <table:table-row table:style-name="ro1">
              <table:table-cell table:style-name="ce1">
                <text:p text:style-name="P7"><text:span text:style-name="T4">Imperative command </text:span><text:span text:style-name="T5">- instructional language. </text:span></text:p>
              </table:table-cell>
            </table:table-row>
            <table:table-row table:style-name="ro2">
              <table:table-cell table:style-name="ce1">
                <text:p text:style-name="P7"><text:span text:style-name="T4">Triples</text:span><text:span text:style-name="T5"> - three points to support an argument.</text:span></text:p>
              </table:table-cell>
            </table:table-row>
            <table:table-row table:style-name="ro3">
              <table:table-cell table:style-name="ce1">
                <text:p text:style-name="P7"><text:span text:style-name="T4">Emotive language </text:span><text:span text:style-name="T5">- vocabulary to make the audience/reader feel a particular emotion. </text:span></text:p>
              </table:table-cell>
            </table:table-row>
            <table:table-row table:style-name="ro2">
              <table:table-cell table:style-name="ce1">
                <text:p text:style-name="P7"><text:span text:style-name="T4">Statistics and figures </text:span><text:span text:style-name="T5">- factual data used in a persuasive way. </text:span></text:p>
              </table:table-cell>
            </table:table-row>
            <table:table-row table:style-name="ro4">
              <table:table-cell table:style-name="ce1">
                <text:p text:style-name="P7"><text:span text:style-name="T4">Rhetorical question </text:span><text:span text:style-name="T5">- a question which implies its own answer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235;p17" draw:style-name="gr2" draw:text-style-name="P8" draw:layer="layout" svg:width="6.938cm" svg:height="1.017cm" svg:x="20.357cm" svg:y="0.511cm">
          <text:p text:style-name="P3"><text:span text:style-name="T6">Persuasive wri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228;p17:notes" presentation:style-name="pr2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page-thumbnail draw:name="Google Shape;229;p17:notes" draw:style-name="gr3" draw:layer="layout" svg:width="16.799cm" svg:height="10.023cm" svg:x="2.1cm" svg:y="3.712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libri" svg:font-family="Calibri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size="27.8999996185303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size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size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size="35.5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size="47.4000015258789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63.0999984741211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84.1999969482422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NA" style:page-layout-name="PM1" draw:style-name="Mdp1">
      <draw:frame draw:style-name="Mgr3" draw:text-style-name="MP5" draw:layer="backgroundobjects" svg:width="28.016cm" svg:height="21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4" draw:text-style-name="MP7" draw:layer="backgroundobjects" svg:width="25.199cm" svg:height="12.179cm" svg:x="1.4cm" svg:y="4.913cm">
        <draw:text-box>
          <text:p/>
        </draw:text-box>
      </draw:frame>
      <draw:frame presentation:style-name="Mpr4" draw:text-style-name="MP9" draw:layer="backgroundobjects" svg:width="6.523cm" svg:height="1.447cm" svg:x="1.4cm" svg:y="19.13cm" presentation:class="date-time">
        <draw:text-box>
          <text:p text:style-name="MP8"><text:span text:style-name="MT3"><presentation:date-time/></text:span></text:p>
        </draw:text-box>
      </draw:frame>
      <draw:frame presentation:style-name="Mpr4" draw:text-style-name="MP11" draw:layer="backgroundobjects" svg:width="8.875cm" svg:height="1.447cm" svg:x="9.576cm" svg:y="19.13cm" presentation:class="footer">
        <draw:text-box>
          <text:p text:style-name="MP10"><text:span text:style-name="MT3"><presentation:footer/></text:span></text:p>
        </draw:text-box>
      </draw:frame>
      <draw:frame presentation:style-name="Mpr4" draw:text-style-name="MP13" draw:layer="backgroundobjects" svg:width="6.523cm" svg:height="1.447cm" svg:x="20.076cm" svg:y="19.13cm" presentation:class="page-number">
        <draw:text-box>
          <text:p text:style-name="MP12"><text:span text:style-name="MT3"><text:page-number>&lt;number&gt;</text:page-number></text:span></text:p>
        </draw:text-box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office:forms form:automatic-focus="false" form:apply-design-mode="false"/>
      <draw:frame draw:name="Google Shape;22;p22" presentation:style-name="OBJECT-title" draw:layer="backgroundobjects" svg:width="24.149cm" svg:height="4.058cm" svg:x="1.924cm" svg:y="1.117cm" presentation:class="title" presentation:placeholder="true" presentation:user-transformed="true">
        <draw:text-box/>
      </draw:frame>
      <draw:frame draw:name="Google Shape;23;p22" presentation:style-name="OBJECT-outline1" draw:layer="backgroundobjects" svg:width="24.149cm" svg:height="13.323cm" svg:x="1.924cm" svg:y="5.59cm" presentation:class="outline" presentation:placeholder="true" presentation:user-transformed="true">
        <draw:text-box/>
      </draw:frame>
      <draw:frame draw:name="Google Shape;24;p22" presentation:style-name="Mpr7" draw:text-style-name="MP14" draw:layer="backgroundobjects" svg:width="6.299cm" svg:height="1.117cm" svg:x="1.924cm" svg:y="19.464cm" presentation:class="date-time" presentation:user-transformed="true">
        <draw:text-box>
          <text:p/>
        </draw:text-box>
      </draw:frame>
      <draw:frame draw:name="Google Shape;25;p22" presentation:style-name="Mpr7" draw:text-style-name="MP14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Google Shape;26;p22" presentation:style-name="Mpr7" draw:text-style-name="MP14" draw:layer="backgroundobjects" svg:width="6.299cm" svg:height="1.117cm" svg:x="19.774cm" svg:y="19.464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BJECT-title" draw:layer="backgroundobjects" svg:width="18.665cm" svg:height="11.136cm" svg:x="1.166cm" svg:y="2.256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9" draw:layer="backgroundobjects" svg:width="9.112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8" draw:text-style-name="MP13" draw:layer="backgroundobjects" svg:width="9.112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9" draw:text-style-name="MP9" draw:layer="backgroundobjects" svg:width="9.112cm" svg:height="1.484cm" svg:x="0cm" svg:y="28.214cm" presentation:class="footer">
          <draw:text-box>
            <text:p text:style-name="MP8"><text:span text:style-name="MT3"><presentation:footer/></text:span></text:p>
          </draw:text-box>
        </draw:frame>
        <draw:frame presentation:style-name="Mpr9" draw:text-style-name="MP13" draw:layer="backgroundobjects" svg:width="9.112cm" svg:height="1.484cm" svg:x="11.886cm" svg:y="28.214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15:30:36.801580660</meta:creation-date>
    <meta:editing-duration>PT1M7S</meta:editing-duration>
    <meta:editing-cycles>2</meta:editing-cycles>
    <meta:generator>LibreOffice/6.3.5.2$Linux_X86_64 LibreOffice_project/30$Build-2</meta:generator>
    <dc:title>Blank</dc:title>
    <dc:date>2020-03-10T15:31:44.140506793</dc:date>
    <meta:document-statistic meta:object-count="52"/>
    <meta:template xlink:type="simple" xlink:actuate="onRequest" xlink:title="Blank" xlink:href="../../../../../../../../../../../../../../templates/Blan.otp" meta:date="2020-03-10T15:30:36.458231493"/>
  </office:meta>
</office:document-meta>
</file>